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0*"/>
    </style:style>
    <style:style style:name="Table5.B" style:family="table-column">
      <style:table-column-properties style:column-width="1.366in" style:rel-column-width="13374*"/>
    </style:style>
    <style:style style:name="Table5.C" style:family="table-column">
      <style:table-column-properties style:column-width="1.3007in" style:rel-column-width="12735*"/>
    </style:style>
    <style:style style:name="Table5.D" style:family="table-column">
      <style:table-column-properties style:column-width="1.4965in" style:rel-column-width="14653*"/>
    </style:style>
    <style:style style:name="Table5.E" style:family="table-column">
      <style:table-column-properties style:column-width="1.4146in" style:rel-column-width="13853*"/>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130607" officeooo:paragraph-rsid="00130607"/>
    </style:style>
    <style:style style:name="P2" style:family="paragraph" style:parent-style-name="Table_20_Contents">
      <style:text-properties officeooo:rsid="00132205" officeooo:paragraph-rsid="00132205"/>
    </style:style>
    <style:style style:name="P3" style:family="paragraph" style:parent-style-name="Table_20_Contents">
      <style:text-properties officeooo:rsid="001756fb" officeooo:paragraph-rsid="001756fb"/>
    </style:style>
    <style:style style:name="P4" style:family="paragraph" style:parent-style-name="Table_20_Contents">
      <style:text-properties officeooo:rsid="00191b37" officeooo:paragraph-rsid="00191b37"/>
    </style:style>
    <style:style style:name="P5" style:family="paragraph" style:parent-style-name="Table_20_Contents">
      <style:text-properties officeooo:rsid="001a8347" officeooo:paragraph-rsid="001a8347"/>
    </style:style>
    <style:style style:name="P6" style:family="paragraph" style:parent-style-name="Table_20_Contents">
      <style:text-properties officeooo:rsid="001b318c" officeooo:paragraph-rsid="001b318c"/>
    </style:style>
    <style:style style:name="P7" style:family="paragraph" style:parent-style-name="Table_20_Contents">
      <style:text-properties officeooo:rsid="001c278b" officeooo:paragraph-rsid="001c278b"/>
    </style:style>
    <style:style style:name="P8" style:family="paragraph" style:parent-style-name="Table_20_Contents">
      <style:text-properties officeooo:rsid="001db1fb" officeooo:paragraph-rsid="001db1fb"/>
    </style:style>
    <style:style style:name="P9" style:family="paragraph" style:parent-style-name="Table_20_Contents">
      <style:text-properties officeooo:rsid="001e425e" officeooo:paragraph-rsid="001e425e"/>
    </style:style>
    <style:style style:name="P10" style:family="paragraph" style:parent-style-name="Table_20_Contents">
      <style:text-properties officeooo:rsid="00270e59" officeooo:paragraph-rsid="00270e59"/>
    </style:style>
    <style:style style:name="P11" style:family="paragraph" style:parent-style-name="Table_20_Contents">
      <style:text-properties officeooo:rsid="0028d09d" officeooo:paragraph-rsid="0028d09d"/>
    </style:style>
    <style:style style:name="P12" style:family="paragraph" style:parent-style-name="Table_20_Contents">
      <style:text-properties officeooo:rsid="002aa4bb" officeooo:paragraph-rsid="002aa4bb"/>
    </style:style>
    <style:style style:name="P13" style:family="paragraph" style:parent-style-name="Standard">
      <style:text-properties officeooo:rsid="00130607" officeooo:paragraph-rsid="00130607"/>
    </style:style>
    <style:style style:name="P14" style:family="paragraph" style:parent-style-name="Standard">
      <style:text-properties officeooo:rsid="00132205" officeooo:paragraph-rsid="00132205"/>
    </style:style>
    <style:style style:name="P15" style:family="paragraph" style:parent-style-name="Standard">
      <style:text-properties officeooo:rsid="0013c32e" officeooo:paragraph-rsid="0013c32e"/>
    </style:style>
    <style:style style:name="P16" style:family="paragraph" style:parent-style-name="Standard">
      <style:text-properties officeooo:rsid="00143259" officeooo:paragraph-rsid="00143259"/>
    </style:style>
    <style:style style:name="P17" style:family="paragraph" style:parent-style-name="Standard">
      <style:text-properties officeooo:rsid="0016cff7" officeooo:paragraph-rsid="0016cff7"/>
    </style:style>
    <style:style style:name="P18" style:family="paragraph" style:parent-style-name="Standard">
      <style:text-properties officeooo:rsid="001756fb" officeooo:paragraph-rsid="001756fb"/>
    </style:style>
    <style:style style:name="P19" style:family="paragraph" style:parent-style-name="Standard">
      <style:text-properties officeooo:paragraph-rsid="001756fb"/>
    </style:style>
    <style:style style:name="P20" style:family="paragraph" style:parent-style-name="Standard">
      <style:text-properties officeooo:rsid="00191b37" officeooo:paragraph-rsid="00191b37"/>
    </style:style>
    <style:style style:name="P21" style:family="paragraph" style:parent-style-name="Standard">
      <style:text-properties officeooo:paragraph-rsid="001e425e"/>
    </style:style>
    <style:style style:name="P22" style:family="paragraph" style:parent-style-name="Standard">
      <style:text-properties officeooo:rsid="0022c68d" officeooo:paragraph-rsid="0022c68d"/>
    </style:style>
    <style:style style:name="P23" style:family="paragraph" style:parent-style-name="Standard">
      <style:text-properties fo:font-weight="bold" officeooo:rsid="001756fb" officeooo:paragraph-rsid="001756fb" style:font-weight-asian="bold" style:font-weight-complex="bold"/>
    </style:style>
    <style:style style:name="P24" style:family="paragraph" style:parent-style-name="Standard">
      <style:text-properties fo:font-weight="bold" officeooo:rsid="00132205" officeooo:paragraph-rsid="00132205" style:font-weight-asian="bold" style:font-weight-complex="bold"/>
    </style:style>
    <style:style style:name="P25" style:family="paragraph" style:parent-style-name="Standard">
      <style:text-properties fo:font-weight="bold" officeooo:rsid="00130607" officeooo:paragraph-rsid="00130607" style:font-weight-asian="bold" style:font-weight-complex="bold"/>
    </style:style>
    <style:style style:name="P26" style:family="paragraph" style:parent-style-name="Standard">
      <style:text-properties officeooo:rsid="002c288f" officeooo:paragraph-rsid="002c288f"/>
    </style:style>
    <style:style style:name="P27" style:family="paragraph" style:parent-style-name="Standard">
      <style:text-properties officeooo:rsid="002cb294" officeooo:paragraph-rsid="002cb294"/>
    </style:style>
    <style:style style:name="P28" style:family="paragraph" style:parent-style-name="Standard">
      <style:text-properties officeooo:rsid="0024974c" officeooo:paragraph-rsid="0024974c"/>
    </style:style>
    <style:style style:name="P29" style:family="paragraph" style:parent-style-name="Standard">
      <style:text-properties officeooo:rsid="002ce43b" officeooo:paragraph-rsid="002ce43b"/>
    </style:style>
    <style:style style:name="P30" style:family="paragraph" style:parent-style-name="Standard">
      <style:text-properties officeooo:rsid="002ed2a2" officeooo:paragraph-rsid="002ed2a2"/>
    </style:style>
    <style:style style:name="P31" style:family="paragraph" style:parent-style-name="Standard">
      <style:text-properties officeooo:rsid="0030420e" officeooo:paragraph-rsid="0030420e"/>
    </style:style>
    <style:style style:name="P32" style:family="paragraph" style:parent-style-name="Standard">
      <style:text-properties officeooo:rsid="00315975" officeooo:paragraph-rsid="00315975"/>
    </style:style>
    <style:style style:name="P33" style:family="paragraph" style:parent-style-name="Standard">
      <style:text-properties officeooo:rsid="003356e3" officeooo:paragraph-rsid="003356e3"/>
    </style:style>
    <style:style style:name="P34" style:family="paragraph" style:parent-style-name="Standard">
      <style:text-properties officeooo:rsid="003212a6" officeooo:paragraph-rsid="003212a6"/>
    </style:style>
    <style:style style:name="P35" style:family="paragraph" style:parent-style-name="Standard">
      <style:text-properties officeooo:rsid="003411ab" officeooo:paragraph-rsid="003411ab"/>
    </style:style>
    <style:style style:name="P36" style:family="paragraph" style:parent-style-name="Standard">
      <style:text-properties officeooo:rsid="0030420e" officeooo:paragraph-rsid="0030420e"/>
    </style:style>
    <style:style style:name="P37" style:family="paragraph" style:parent-style-name="Standard">
      <style:text-properties officeooo:rsid="00350417" officeooo:paragraph-rsid="00350417"/>
    </style:style>
    <style:style style:name="T1" style:family="text">
      <style:text-properties style:font-name="Arial"/>
    </style:style>
    <style:style style:name="T2" style:family="text">
      <style:text-properties style:font-name="Arial" officeooo:rsid="001c278b"/>
    </style:style>
    <style:style style:name="T3" style:family="text">
      <style:text-properties officeooo:rsid="001e425e"/>
    </style:style>
    <style:style style:name="T4" style:family="text">
      <style:text-properties fo:color="#000000" style:font-name="Arial" fo:font-size="11pt" style:font-size-asian="11pt"/>
    </style:style>
    <style:style style:name="T5" style:family="text">
      <style:text-properties fo:color="#000000" style:font-name="Arial" fo:font-size="11pt" officeooo:rsid="001c278b" style:font-size-asian="11pt"/>
    </style:style>
    <style:style style:name="T6" style:family="text">
      <style:text-properties officeooo:rsid="001e60f0"/>
    </style:style>
    <style:style style:name="T7" style:family="text">
      <style:text-properties officeooo:rsid="001fdab3"/>
    </style:style>
    <style:style style:name="T8" style:family="text">
      <style:text-properties officeooo:rsid="002076fb"/>
    </style:style>
    <style:style style:name="T9" style:family="text">
      <style:text-properties officeooo:rsid="0024974c"/>
    </style:style>
    <style:style style:name="T10" style:family="text">
      <style:text-properties officeooo:rsid="002aa4bb"/>
    </style:style>
    <style:style style:name="T11" style:family="text">
      <style:text-properties officeooo:rsid="002cb294"/>
    </style:style>
    <style:style style:name="T12" style:family="text">
      <style:text-properties officeooo:rsid="002ed2a2"/>
    </style:style>
    <style:style style:name="T13" style:family="text">
      <style:text-properties officeooo:rsid="0030420e"/>
    </style:style>
    <style:style style:name="T14" style:family="text">
      <style:text-properties officeooo:rsid="003212a6"/>
    </style:style>
    <style:style style:name="T15" style:family="text">
      <style:text-properties officeooo:rsid="003504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nlevering i Oblig 3</text:p>
      <text:p text:style-name="P25">Oppgave 1)</text:p>
      <text:p text:style-name="P13">A) FIFO vs LIFO </text:p>
      <text:p text:style-name="P13">FIFO = First in, First out, mens LIFO = Last in, First out.</text:p>
      <text:p text:style-name="P13">Disse to begrepene brukes i forbindelse med stakker og køer, da FIFO-begrepet brukes om algoritmer der det første elementet som settes inn, er det første elementet som tas ut.</text:p>
      <text:p text:style-name="P13">LIFO-begrepet brukes om algoritmer hvor det siste elementet som settes inn, er det første elementet som tas ut.</text:p>
      <text:p text:style-name="P13">Mer presist kan man si at algoritmer som bygges på køer, gjerne er de som bruker FIFO, mens algoritmer som bruker stabler (eng: stack), er de som bruker LIFO.</text:p>
      <text:p text:style-name="P13"/>
      <text:p text:style-name="P13">B) Representasjon</text:p>
      <text:p text:style-name="P22">Implementasjonene skiller seg ved at man når man implementerer en direkteadressert liste, <text:span text:style-name="T9">kan man holde seg til en forhåndsbestemt størrelse på listen. Velger man en liste på 5 elementer, må man mao holde seg innenfor disse fem elementene.</text:span></text:p>
      <text:p text:style-name="P28">Hvis man derimot velger å bruke en lenket liste, har man ikke den begrensningen å måtte forholde seg til en gitt størrelse. Da er det størrelsen på minnet som er det avgjørende for hvor stor listen kan være. En annen fordel er at man ved bruk av en lenket liste slipper å kopiere over gammelt innhold, hvis man av en eller annen grunn skulle trenge å utvide listen.</text:p>
      <text:p text:style-name="P28"/>
      <text:p text:style-name="P29">I en array av kø ahr man en teller som tar seg av hva som er det er det første elementet som ble satt inn i køen. Man har også en annen teller som teller opp antall insatte objekter. Når man tar ut det første objektet, <text:span text:style-name="T12">øker man telleren for det første innsatte objektet med én. </text:span></text:p>
      <text:p text:style-name="P29"/>
      <text:p text:style-name="P30">For eksempel.</text:p>
      <text:p text:style-name="P30">Man har en stack S (i form av en array) og et element x.</text:p>
      <text:p text:style-name="P30">For å sette inn element x i S, øker man lengden til S, og setter x inn i det nye, første plassen.</text:p>
      <text:p text:style-name="P30">For å slette et element fra S, sjekker man først om S eksisterer. Dersom den gjør det, setter man lengden til S til å være S sitt nest siste element, før man fjerner det som var det siste elementet til S.</text:p>
      <text:p text:style-name="P30"/>
      <text:p text:style-name="P30">Eksempel kø med en direkteadressert array:</text:p>
      <text:p text:style-name="P30">Man har en kø Q og et element x.</text:p>
      <text:p text:style-name="P30">For å sette inn element x i Q, så setter man det siste elementet i Q til å være lik x. Så sjekker man om det siste elementet til Q er det samme som Q sin lengde. Hvis den er det, så setter man «<text:span text:style-name="T13">halen» til Q lik 1. Hvis ikke, så øker man «halen» til Q med med 1.</text:span></text:p>
      <text:p text:style-name="P31">For å slette et element fra Q, så oppretter man et midlertidig element x som man setter til den første verdien i arrayet Q. Hvis køens første element er lik lengden til hele køen, setter <text:s/>man dette første elementet lik 1. Hvis ikke, øker man verdien til køens første element med 1. Til slutt returnerer man x.</text:p>
      <text:p text:style-name="P31"/>
      <text:p text:style-name="P31"/>
      <text:p text:style-name="P31"/>
      <text:p text:style-name="P31"/>
      <text:p text:style-name="P31"/>
      <text:p text:style-name="P31"/>
      <text:p text:style-name="P31"/>
      <text:p text:style-name="P37"><text:soft-page-break/>Implementasjon av kø med lenket liste («pseudokode»):</text:p>
      <text:p text:style-name="P35">node&lt;T&gt; første = null, siste = null</text:p>
      <text:p text:style-name="P31"/>
      <text:p text:style-name="P35">leggTilSist(data)</text:p>
      <text:p text:style-name="P35">n = data</text:p>
      <text:p text:style-name="P35">hvis (isEmpty())</text:p>
      <text:p text:style-name="P35"><text:tab/>n.neste = føste</text:p>
      <text:p text:style-name="P35"><text:tab/>første = n</text:p>
      <text:p text:style-name="P35"><text:tab/>siste = n;</text:p>
      <text:p text:style-name="P35">ellers</text:p>
      <text:p text:style-name="P35"><text:tab/>siste.neste = n</text:p>
      <text:p text:style-name="P35"><text:tab/>siste = n</text:p>
      <text:p text:style-name="P35"><text:tab/>siste.neste = null</text:p>
      <text:p text:style-name="P35"/>
      <text:p text:style-name="P35">slettFørste()</text:p>
      <text:p text:style-name="P35">hvis (isEmpty)</text:p>
      <text:p text:style-name="P35"><text:tab/>første = n</text:p>
      <text:p text:style-name="P35">ellers</text:p>
      <text:p text:style-name="P35"><text:tab/>siste.neste = n</text:p>
      <text:p text:style-name="P35">siste = n</text:p>
      <text:p text:style-name="P35">siste.neste = null</text:p>
      <text:p text:style-name="P34"/>
      <text:p text:style-name="P35">Mao: for å legge til node x i en kø:</text:p>
      <text:p text:style-name="P35">Man oppretter en ny node n som skal inneholde verdien data. <text:span text:style-name="T15">Dersom listen er tom, setter man n sitt neste element lik først (deklarert utenfor metoden). Så setter man første og siste til å peke på n. Dersom listen ikke er tom, setter man det siste.neste til å peke på n. Deretter så sier man at listens siste element er n, før man setter n sitt neste element lik null.</text:span></text:p>
      <text:p text:style-name="P35"/>
      <text:p text:style-name="P37">Når man sletter fra listen, så sjekker man om listen er tom. Hvis den er det, så setter man første lik n. Dersom den ikke er det, setter man siste sitt neste element til å peke på n. Så setter man siste til å peke på n, før man setter siste.neste lik null.</text:p>
      <text:p text:style-name="P32"/>
      <text:p text:style-name="P31"/>
      <text:p text:style-name="P33">For å implementere en stack med lenket liste, har man følgende «pseudokode»:</text:p>
      <text:p text:style-name="P33">leggTilFørst(data)</text:p>
      <text:p text:style-name="P33"><text:s text:c="4"/>node&lt;T&gt; nyFørste(data)</text:p>
      <text:p text:style-name="P33"><text:s text:c="4"/>nyFørste.neste = første // første er en node som deklareres utenfor metoden.</text:p>
      <text:p text:style-name="P33"><text:s text:c="4"/>første = nyFørste</text:p>
      <text:p text:style-name="P33"/>
      <text:p text:style-name="P33">fjernFørste()</text:p>
      <text:p text:style-name="P33"><text:s text:c="5"/>gammelFørste = første</text:p>
      <text:p text:style-name="P33"><text:s text:c="5"/>første = føste.neste</text:p>
      <text:p text:style-name="P33"><text:s text:c="5"/>returner gammelFørste.data</text:p>
      <text:p text:style-name="P33"/>
      <text:p text:style-name="P33">Så, med andre ord, for å legge til et element X i en stack med lenket liste så oppretter man en ny node på starten av listen og legger til x i denne.</text:p>
      <text:p text:style-name="P33">For å fjerne node X fra listen, så oppretter man en midlertidig node som holder <text:span text:style-name="T15">peker på</text:span> den første noden i listen. Så setter man den første noden i listen til å <text:span text:style-name="T15">peke</text:span> den andre noden, før man til slutt returnerer verdien til den midlertidige noden.</text:p>
      <text:p text:style-name="P13"/>
      <text:p text:style-name="P24">Oppgave 2)</text:p>
      <text:p text:style-name="P14"><text:soft-page-break/>A) Beskrivelse</text:p>
      <text:p text:style-name="P15">Jeg velger å svare på denne oppgaven ved hjelp av en tabell og stor-O-notasjon (håper dette er nøyaktig nok…). </text:p>
      <table:table table:name="Table1" table:style-name="Table1">
        <table:table-column table:style-name="Table1.A" table:number-columns-repeated="5"/>
        <table:table-row>
          <table:table-cell table:style-name="Table1.A1" office:value-type="string">
            <text:p text:style-name="P2">Datastruktur</text:p>
          </table:table-cell>
          <table:table-cell table:style-name="Table1.A1" office:value-type="string">
            <text:p text:style-name="P2">Innsetting</text:p>
          </table:table-cell>
          <table:table-cell table:style-name="Table1.A1" office:value-type="string">
            <text:p text:style-name="P2">Sletting</text:p>
          </table:table-cell>
          <table:table-cell table:style-name="Table1.A1" office:value-type="string">
            <text:p text:style-name="P2">Søk</text:p>
          </table:table-cell>
          <table:table-cell table:style-name="Table1.E1" office:value-type="string">
            <text:p text:style-name="P2">Plassbruk</text:p>
          </table:table-cell>
        </table:table-row>
        <table:table-row>
          <table:table-cell table:style-name="Table1.A2" office:value-type="string">
            <text:p text:style-name="P2">Usortert tabell</text:p>
          </table:table-cell>
          <table:table-cell table:style-name="Table1.A2" office:value-type="string">
            <text:p text:style-name="P2">O(1)</text:p>
          </table:table-cell>
          <table:table-cell table:style-name="Table1.A2" office:value-type="string">
            <text:p text:style-name="P2">O(1)</text:p>
          </table:table-cell>
          <table:table-cell table:style-name="Table1.A2" office:value-type="string">
            <text:p text:style-name="P2">O(n)</text:p>
          </table:table-cell>
          <table:table-cell table:style-name="Table1.E2" office:value-type="string">
            <text:p text:style-name="P2">O(n)</text:p>
          </table:table-cell>
        </table:table-row>
        <table:table-row>
          <table:table-cell table:style-name="Table1.A2" office:value-type="string">
            <text:p text:style-name="P2">Verdiindeksert tabell</text:p>
          </table:table-cell>
          <table:table-cell table:style-name="Table1.A2" office:value-type="string">
            <text:p text:style-name="P2">O(1)</text:p>
          </table:table-cell>
          <table:table-cell table:style-name="Table1.A2" office:value-type="string">
            <text:p text:style-name="P2">O(1)</text:p>
          </table:table-cell>
          <table:table-cell table:style-name="Table1.A2" office:value-type="string">
            <text:p text:style-name="P2">O(1)</text:p>
          </table:table-cell>
          <table:table-cell table:style-name="Table1.E2" office:value-type="string">
            <text:p text:style-name="P2">O(n)</text:p>
          </table:table-cell>
        </table:table-row>
        <table:table-row>
          <table:table-cell table:style-name="Table1.A2" office:value-type="string">
            <text:p text:style-name="P2">Sortert tabell</text:p>
          </table:table-cell>
          <table:table-cell table:style-name="Table1.A2" office:value-type="string">
            <text:p text:style-name="P2">O(n)</text:p>
          </table:table-cell>
          <table:table-cell table:style-name="Table1.A2" office:value-type="string">
            <text:p text:style-name="P2">O(n)</text:p>
          </table:table-cell>
          <table:table-cell table:style-name="Table1.A2" office:value-type="string">
            <text:p text:style-name="P2">O(log n)</text:p>
          </table:table-cell>
          <table:table-cell table:style-name="Table1.E2" office:value-type="string">
            <text:p text:style-name="P2">O(n)</text:p>
          </table:table-cell>
        </table:table-row>
        <table:table-row>
          <table:table-cell table:style-name="Table1.A2" office:value-type="string">
            <text:p text:style-name="P2">Usortert lenket liste</text:p>
          </table:table-cell>
          <table:table-cell table:style-name="Table1.A2" office:value-type="string">
            <text:p text:style-name="P2">O(1)*</text:p>
          </table:table-cell>
          <table:table-cell table:style-name="Table1.A2" office:value-type="string">
            <text:p text:style-name="P2">O(1)*</text:p>
          </table:table-cell>
          <table:table-cell table:style-name="Table1.A2" office:value-type="string">
            <text:p text:style-name="P2">O(n)</text:p>
          </table:table-cell>
          <table:table-cell table:style-name="Table1.E2" office:value-type="string">
            <text:p text:style-name="P2">O(n)</text:p>
          </table:table-cell>
        </table:table-row>
        <table:table-row>
          <table:table-cell table:style-name="Table1.A2" office:value-type="string">
            <text:p text:style-name="P2">Sortert lenket liste</text:p>
          </table:table-cell>
          <table:table-cell table:style-name="Table1.A2" office:value-type="string">
            <text:p text:style-name="P2">O(n)*</text:p>
          </table:table-cell>
          <table:table-cell table:style-name="Table1.A2" office:value-type="string">
            <text:p text:style-name="P2">O(1)*</text:p>
          </table:table-cell>
          <table:table-cell table:style-name="Table1.A2" office:value-type="string">
            <text:p text:style-name="P2">O(n)</text:p>
          </table:table-cell>
          <table:table-cell table:style-name="Table1.E2" office:value-type="string">
            <text:p text:style-name="P2">O(n)</text:p>
          </table:table-cell>
        </table:table-row>
        <table:table-row>
          <table:table-cell table:style-name="Table1.A2" office:value-type="string">
            <text:p text:style-name="P2">Balansert binært søketre</text:p>
          </table:table-cell>
          <table:table-cell table:style-name="Table1.A2" office:value-type="string">
            <text:p text:style-name="P2">O(log n)</text:p>
          </table:table-cell>
          <table:table-cell table:style-name="Table1.A2" office:value-type="string">
            <text:p text:style-name="P2">O(log n)</text:p>
          </table:table-cell>
          <table:table-cell table:style-name="Table1.A2" office:value-type="string">
            <text:p text:style-name="P2">O(log n)</text:p>
          </table:table-cell>
          <table:table-cell table:style-name="Table1.E2" office:value-type="string">
            <text:p text:style-name="P2">O(n)</text:p>
          </table:table-cell>
        </table:table-row>
        <table:table-row>
          <table:table-cell table:style-name="Table1.A2" office:value-type="string">
            <text:p text:style-name="P11">B-tre</text:p>
          </table:table-cell>
          <table:table-cell table:style-name="Table1.A2" office:value-type="string">
            <text:p text:style-name="P11">O(<text:span text:style-name="T10">log n</text:span>)</text:p>
          </table:table-cell>
          <table:table-cell table:style-name="Table1.A2" office:value-type="string">
            <text:p text:style-name="P12">O(log n)</text:p>
          </table:table-cell>
          <table:table-cell table:style-name="Table1.A2" office:value-type="string">
            <text:p text:style-name="P12">O(log n)</text:p>
          </table:table-cell>
          <table:table-cell table:style-name="Table1.E2" office:value-type="string">
            <text:p text:style-name="P12">O(n)</text:p>
          </table:table-cell>
        </table:table-row>
        <table:table-row>
          <table:table-cell table:style-name="Table1.A2" office:value-type="string">
            <text:p text:style-name="P2">Heap</text:p>
          </table:table-cell>
          <table:table-cell table:style-name="Table1.A2" office:value-type="string">
            <text:p text:style-name="P2">O(log n)</text:p>
          </table:table-cell>
          <table:table-cell table:style-name="Table1.A2" office:value-type="string">
            <text:p text:style-name="P2">O(log n)**</text:p>
          </table:table-cell>
          <table:table-cell table:style-name="Table1.A2" office:value-type="string">
            <text:p text:style-name="P2">O(n)</text:p>
          </table:table-cell>
          <table:table-cell table:style-name="Table1.E2" office:value-type="string">
            <text:p text:style-name="P2">O(n)</text:p>
          </table:table-cell>
        </table:table-row>
        <table:table-row>
          <table:table-cell table:style-name="Table1.A2" office:value-type="string">
            <text:p text:style-name="P2">Binærheap</text:p>
          </table:table-cell>
          <table:table-cell table:style-name="Table1.A2" office:value-type="string">
            <text:p text:style-name="P2">O(1)</text:p>
          </table:table-cell>
          <table:table-cell table:style-name="Table1.A2" office:value-type="string">
            <text:p text:style-name="P2">O(1)</text:p>
          </table:table-cell>
          <table:table-cell table:style-name="Table1.A2" office:value-type="string">
            <text:p text:style-name="P2">O(1)</text:p>
          </table:table-cell>
          <table:table-cell table:style-name="Table1.E2" office:value-type="string">
            <text:p text:style-name="P2">O(n)</text:p>
          </table:table-cell>
        </table:table-row>
        <table:table-row>
          <table:table-cell table:style-name="Table1.A2" office:value-type="string">
            <text:p text:style-name="P10">Direkteadressert liste</text:p>
          </table:table-cell>
          <table:table-cell table:style-name="Table1.A2" office:value-type="string">
            <text:p text:style-name="P10">O(1)</text:p>
          </table:table-cell>
          <table:table-cell table:style-name="Table1.A2" office:value-type="string">
            <text:p text:style-name="P10">O(1)</text:p>
          </table:table-cell>
          <table:table-cell table:style-name="Table1.A2" office:value-type="string">
            <text:p text:style-name="P10">O(1)</text:p>
          </table:table-cell>
          <table:table-cell table:style-name="Table1.E2" office:value-type="string">
            <text:p text:style-name="P2">?</text:p>
          </table:table-cell>
        </table:table-row>
        <table:table-row>
          <table:table-cell table:style-name="Table1.A2" office:value-type="string">
            <text:p text:style-name="P11">Chained-Hash</text:p>
          </table:table-cell>
          <table:table-cell table:style-name="Table1.A2" office:value-type="string">
            <text:p text:style-name="P11">O(1)</text:p>
          </table:table-cell>
          <table:table-cell table:style-name="Table1.A2" office:value-type="string">
            <text:p text:style-name="P11">O(1)</text:p>
          </table:table-cell>
          <table:table-cell table:style-name="Table1.A2" office:value-type="string">
            <text:p text:style-name="P11">O(1)</text:p>
          </table:table-cell>
          <table:table-cell table:style-name="Table1.E2" office:value-type="string">
            <text:p text:style-name="P2">?</text:p>
          </table:table-cell>
        </table:table-row>
      </table:table>
      <text:p text:style-name="P14"/>
      <text:p text:style-name="P14">* Kostnaden for å legge til eller fjerne et element i et kjent sted i listen (hvis du f.eks. har en iterator til listen) er O(1). Hvis du derimot ikke kjenner til stedet, må du gå gjennom listen for å finne stedet som skal settes inn eller fjernes. Dette tar O(n) tid.</text:p>
      <text:p text:style-name="P14">** Kostanden for å slette er O(log n) for det minste og størte elementet, og O(n) ellers.</text:p>
      <text:p text:style-name="P14"/>
      <text:p text:style-name="P15">B) – Applikasjonsområder</text:p>
      <text:p text:style-name="P15"/>
      <text:p text:style-name="P16">Jeg velger foreløpig å bruke listen over som utgangspunkt for svaret mitt når det gjelder bruk i applikasjonsområder.</text:p>
      <text:p text:style-name="P16">Som du ser av listen ovenfor, kan man se at de klart beste bruksområdene for innsetting, fjerning og søking er i forbindelse med balanserte binære søketrær og heaper. Alle operasjonene i et binært søketre tar O(log n) tid dersom treet er balansert og O(n) ellers.</text:p>
      <text:p text:style-name="P16">Innsetting i en heap kan ta O(log n) tid, søking tar O(n) tid, mens fjerning tar O(log n) tid dersom elementet som fjernes enten er det første eller siste elementet og O(n) ellers.</text:p>
      <text:p text:style-name="P17">Ellers så ser vi at de 3 operasjoner i mange tilfeller tar konstant tid, samtidig som at de i andre tilfeller enten tar lineær (O(n)) eller logaritmisk (O(log n)) tid.</text:p>
      <text:p text:style-name="P18"/>
      <text:p text:style-name="P26">B-trær er nyttige dersom man jobber mot en database eller et filsystem (mange av filsystemene som er i bruk i dag bygger på ett eller flere B-trær, for eksempel NTFS <text:span text:style-name="T11">(Windows)</text:span>, HFS+ <text:span text:style-name="T11">(OS X)</text:span>, ext4 (<text:span text:style-name="T11">Linux -- </text:span>riktignok et hashet B-tre sammen med en lenket liste), etc.</text:p>
      <text:p text:style-name="P27">Eksempler på andre datastrukturer som er brukt i filsystemer er hashtabell (ZFS), «vanlig» tabell (UFS og FAT).</text:p>
      <text:p text:style-name="P18"/>
      <text:p text:style-name="P23">Oppgave 3</text:p>
      <text:p text:style-name="P18">C) Sammenligning mellom binære søketrær og rødsvarte trær</text:p>
      <text:p text:style-name="P18"><text:soft-page-break/>Jeg setter opp sammenligningen i form av en tabell:</text:p>
      <text:p text:style-name="P18"/>
      <text:p text:style-name="P18">Innsetting</text:p>
      <table:table table:name="Table2" table:style-name="Table2">
        <table:table-column table:style-name="Table2.A" table:number-columns-repeated="3"/>
        <table:table-row>
          <table:table-cell table:style-name="Table2.A1" office:value-type="string">
            <text:p text:style-name="P3">Input</text:p>
          </table:table-cell>
          <table:table-cell table:style-name="Table2.A1" office:value-type="string">
            <text:p text:style-name="P3">Tid (binære søketrær)</text:p>
          </table:table-cell>
          <table:table-cell table:style-name="Table2.C1" office:value-type="string">
            <text:p text:style-name="P3">Tid (rød-svarte trær)</text:p>
          </table:table-cell>
        </table:table-row>
        <table:table-row>
          <table:table-cell table:style-name="Table2.A2" office:value-type="string">
            <text:p text:style-name="P3">10</text:p>
          </table:table-cell>
          <table:table-cell table:style-name="Table2.A2" office:value-type="string">
            <text:p text:style-name="P6">3 <text:span text:style-name="T2">μs</text:span></text:p>
          </table:table-cell>
          <table:table-cell table:style-name="Table2.C2" office:value-type="string">
            <text:p text:style-name="P7">2 <text:span text:style-name="T1">μs</text:span></text:p>
          </table:table-cell>
        </table:table-row>
        <table:table-row>
          <table:table-cell table:style-name="Table2.A2" office:value-type="string">
            <text:p text:style-name="P3">100</text:p>
          </table:table-cell>
          <table:table-cell table:style-name="Table2.A2" office:value-type="string">
            <text:p text:style-name="P7">3 <text:span text:style-name="T1">μs</text:span></text:p>
          </table:table-cell>
          <table:table-cell table:style-name="Table2.C2" office:value-type="string">
            <text:p text:style-name="P7">3 <text:span text:style-name="T1">μs</text:span></text:p>
          </table:table-cell>
        </table:table-row>
        <table:table-row>
          <table:table-cell table:style-name="Table2.A2" office:value-type="string">
            <text:p text:style-name="P3">1000</text:p>
          </table:table-cell>
          <table:table-cell table:style-name="Table2.A2" office:value-type="string">
            <text:p text:style-name="P7">2 <text:span text:style-name="T1">μs</text:span></text:p>
          </table:table-cell>
          <table:table-cell table:style-name="Table2.C2" office:value-type="string">
            <text:p text:style-name="P7">4 <text:span text:style-name="T1">μs</text:span></text:p>
          </table:table-cell>
        </table:table-row>
        <table:table-row>
          <table:table-cell table:style-name="Table2.A2" office:value-type="string">
            <text:p text:style-name="P3">10000</text:p>
          </table:table-cell>
          <table:table-cell table:style-name="Table2.A2" office:value-type="string">
            <text:p text:style-name="P7">2 <text:span text:style-name="T1">μs</text:span></text:p>
          </table:table-cell>
          <table:table-cell table:style-name="Table2.C2" office:value-type="string">
            <text:p text:style-name="P7">2 <text:span text:style-name="T1">μs</text:span></text:p>
          </table:table-cell>
        </table:table-row>
        <table:table-row>
          <table:table-cell table:style-name="Table2.A2" office:value-type="string">
            <text:p text:style-name="P3">100000</text:p>
          </table:table-cell>
          <table:table-cell table:style-name="Table2.A2" office:value-type="string">
            <text:p text:style-name="P7">4 <text:span text:style-name="T1">μs</text:span></text:p>
          </table:table-cell>
          <table:table-cell table:style-name="Table2.C2" office:value-type="string">
            <text:p text:style-name="P9">4 <text:span text:style-name="T2">μ</text:span><text:span text:style-name="T1">s</text:span></text:p>
          </table:table-cell>
        </table:table-row>
        <table:table-row>
          <table:table-cell table:style-name="Table2.A2" office:value-type="string">
            <text:p text:style-name="P3">500000</text:p>
          </table:table-cell>
          <table:table-cell table:style-name="Table2.A2" office:value-type="string">
            <text:p text:style-name="P7">4 <text:span text:style-name="T1">μs</text:span></text:p>
          </table:table-cell>
          <table:table-cell table:style-name="Table2.C2" office:value-type="string">
            <text:p text:style-name="P8">4 <text:span text:style-name="T2">μ</text:span><text:span text:style-name="T1">s</text:span></text:p>
          </table:table-cell>
        </table:table-row>
        <table:table-row>
          <table:table-cell table:style-name="Table2.A2" office:value-type="string">
            <text:p text:style-name="P3">1000000</text:p>
          </table:table-cell>
          <table:table-cell table:style-name="Table2.A2" office:value-type="string">
            <text:p text:style-name="P7">4 <text:span text:style-name="T1">μs</text:span></text:p>
          </table:table-cell>
          <table:table-cell table:style-name="Table2.C2" office:value-type="string">
            <text:p text:style-name="P8">5 <text:span text:style-name="T2">μ</text:span><text:span text:style-name="T1">s</text:span></text:p>
          </table:table-cell>
        </table:table-row>
      </table:table>
      <text:p text:style-name="P18"/>
      <text:p text:style-name="P18">Søking</text:p>
      <table:table table:name="Table3" table:style-name="Table3">
        <table:table-column table:style-name="Table3.A" table:number-columns-repeated="3"/>
        <table:table-row>
          <table:table-cell table:style-name="Table3.A1" office:value-type="string">
            <text:p text:style-name="P3">Input</text:p>
          </table:table-cell>
          <table:table-cell table:style-name="Table3.A1" office:value-type="string">
            <text:p text:style-name="P3">Tid (binære søketrær)</text:p>
          </table:table-cell>
          <table:table-cell table:style-name="Table3.C1" office:value-type="string">
            <text:p text:style-name="P3">Tid (rød-svarte trær)</text:p>
          </table:table-cell>
        </table:table-row>
        <table:table-row>
          <table:table-cell table:style-name="Table3.A2" office:value-type="string">
            <text:p text:style-name="P3">10</text:p>
          </table:table-cell>
          <table:table-cell table:style-name="Table3.A2" office:value-type="string">
            <text:p text:style-name="P7">3 <text:span text:style-name="T1">μs</text:span></text:p>
          </table:table-cell>
          <table:table-cell table:style-name="Table3.C2" office:value-type="string">
            <text:p text:style-name="P7">2 <text:span text:style-name="T1">μs</text:span></text:p>
          </table:table-cell>
        </table:table-row>
        <table:table-row>
          <table:table-cell table:style-name="Table3.A2" office:value-type="string">
            <text:p text:style-name="P3">100</text:p>
          </table:table-cell>
          <table:table-cell table:style-name="Table3.A2" office:value-type="string">
            <text:p text:style-name="P7">3 <text:span text:style-name="T1">μs</text:span></text:p>
          </table:table-cell>
          <table:table-cell table:style-name="Table3.C2" office:value-type="string">
            <text:p text:style-name="P7">3 <text:span text:style-name="T1">μs</text:span></text:p>
          </table:table-cell>
        </table:table-row>
        <table:table-row>
          <table:table-cell table:style-name="Table3.A2" office:value-type="string">
            <text:p text:style-name="P3">1000</text:p>
          </table:table-cell>
          <table:table-cell table:style-name="Table3.A2" office:value-type="string">
            <text:p text:style-name="P7">2 <text:span text:style-name="T1">μs</text:span></text:p>
          </table:table-cell>
          <table:table-cell table:style-name="Table3.C2" office:value-type="string">
            <text:p text:style-name="P7">4 <text:span text:style-name="T1">μs</text:span></text:p>
          </table:table-cell>
        </table:table-row>
        <table:table-row>
          <table:table-cell table:style-name="Table3.A2" office:value-type="string">
            <text:p text:style-name="P3">10000</text:p>
          </table:table-cell>
          <table:table-cell table:style-name="Table3.A2" office:value-type="string">
            <text:p text:style-name="P7">2 <text:span text:style-name="T1">μs</text:span></text:p>
          </table:table-cell>
          <table:table-cell table:style-name="Table3.C2" office:value-type="string">
            <text:p text:style-name="P7">2 <text:span text:style-name="T1">μs</text:span></text:p>
          </table:table-cell>
        </table:table-row>
        <table:table-row>
          <table:table-cell table:style-name="Table3.A2" office:value-type="string">
            <text:p text:style-name="P3">100000</text:p>
          </table:table-cell>
          <table:table-cell table:style-name="Table3.A2" office:value-type="string">
            <text:p text:style-name="P7">4 <text:span text:style-name="T1">μs</text:span></text:p>
          </table:table-cell>
          <table:table-cell table:style-name="Table3.C2" office:value-type="string">
            <text:p text:style-name="P9">4 <text:span text:style-name="T2">μ</text:span><text:span text:style-name="T1">s</text:span></text:p>
          </table:table-cell>
        </table:table-row>
        <table:table-row>
          <table:table-cell table:style-name="Table3.A2" office:value-type="string">
            <text:p text:style-name="P3">500000</text:p>
          </table:table-cell>
          <table:table-cell table:style-name="Table3.A2" office:value-type="string">
            <text:p text:style-name="P7">4 <text:span text:style-name="T1">μs</text:span></text:p>
          </table:table-cell>
          <table:table-cell table:style-name="Table3.C2" office:value-type="string">
            <text:p text:style-name="P8">4 <text:span text:style-name="T2">μ</text:span><text:span text:style-name="T1">s</text:span></text:p>
          </table:table-cell>
        </table:table-row>
        <table:table-row>
          <table:table-cell table:style-name="Table3.A2" office:value-type="string">
            <text:p text:style-name="P3">1000000</text:p>
          </table:table-cell>
          <table:table-cell table:style-name="Table3.A2" office:value-type="string">
            <text:p text:style-name="P7">4 <text:span text:style-name="T1">μs</text:span></text:p>
          </table:table-cell>
          <table:table-cell table:style-name="Table3.C2" office:value-type="string">
            <text:p text:style-name="P8">5 <text:span text:style-name="T2">μ</text:span><text:span text:style-name="T1">s</text:span></text:p>
          </table:table-cell>
        </table:table-row>
      </table:table>
      <text:p text:style-name="P19"/>
      <text:p text:style-name="P18">Sletting</text:p>
      <table:table table:name="Table4" table:style-name="Table4">
        <table:table-column table:style-name="Table4.A" table:number-columns-repeated="3"/>
        <table:table-row>
          <table:table-cell table:style-name="Table4.A1" office:value-type="string">
            <text:p text:style-name="P3">Input</text:p>
          </table:table-cell>
          <table:table-cell table:style-name="Table4.A1" office:value-type="string">
            <text:p text:style-name="P3">Tid (binære søketrær)</text:p>
          </table:table-cell>
          <table:table-cell table:style-name="Table4.C1" office:value-type="string">
            <text:p text:style-name="P3">Tid (rød-svarte trær)</text:p>
          </table:table-cell>
        </table:table-row>
        <table:table-row>
          <table:table-cell table:style-name="Table4.A2" office:value-type="string">
            <text:p text:style-name="P3">10</text:p>
          </table:table-cell>
          <table:table-cell table:style-name="Table4.A2" office:value-type="string">
            <text:p text:style-name="P7">12 <text:span text:style-name="T1">μs</text:span></text:p>
          </table:table-cell>
          <table:table-cell table:style-name="Table4.C2" office:value-type="string">
            <text:p text:style-name="P7"><text:span text:style-name="T8">30</text:span> <text:span text:style-name="T1">μs</text:span></text:p>
          </table:table-cell>
        </table:table-row>
        <table:table-row>
          <table:table-cell table:style-name="Table4.A2" office:value-type="string">
            <text:p text:style-name="P3">100</text:p>
          </table:table-cell>
          <table:table-cell table:style-name="Table4.A2" office:value-type="string">
            <text:p text:style-name="P7">11 <text:span text:style-name="T1">μs</text:span></text:p>
          </table:table-cell>
          <table:table-cell table:style-name="Table4.C2" office:value-type="string">
            <text:p text:style-name="P7">3<text:span text:style-name="T7">8</text:span> <text:span text:style-name="T1">μs</text:span></text:p>
          </table:table-cell>
        </table:table-row>
        <table:table-row>
          <table:table-cell table:style-name="Table4.A2" office:value-type="string">
            <text:p text:style-name="P3">1000</text:p>
          </table:table-cell>
          <table:table-cell table:style-name="Table4.A2" office:value-type="string">
            <text:p text:style-name="P7">5 <text:span text:style-name="T1">μs</text:span></text:p>
          </table:table-cell>
          <table:table-cell table:style-name="Table4.C2" office:value-type="string">
            <text:p text:style-name="P7"><text:span text:style-name="T6">42</text:span> <text:span text:style-name="T1">μs</text:span></text:p>
          </table:table-cell>
        </table:table-row>
        <table:table-row>
          <table:table-cell table:style-name="Table4.A2" office:value-type="string">
            <text:p text:style-name="P3">10000</text:p>
          </table:table-cell>
          <table:table-cell table:style-name="Table4.A2" office:value-type="string">
            <text:p text:style-name="P7">8 <text:span text:style-name="T1">μs</text:span></text:p>
          </table:table-cell>
          <table:table-cell table:style-name="Table4.C2" office:value-type="string">
            <text:p text:style-name="P7">3<text:span text:style-name="T3">6</text:span> <text:span text:style-name="T1">μs</text:span></text:p>
          </table:table-cell>
        </table:table-row>
        <table:table-row>
          <table:table-cell table:style-name="Table4.A2" office:value-type="string">
            <text:p text:style-name="P3">100000</text:p>
          </table:table-cell>
          <table:table-cell table:style-name="Table4.A2" office:value-type="string">
            <text:p text:style-name="P7">7 <text:span text:style-name="T1">μs</text:span></text:p>
          </table:table-cell>
          <table:table-cell table:style-name="Table4.C2" office:value-type="string">
            <text:p text:style-name="P9">46 <text:span text:style-name="T5">μ</text:span><text:span text:style-name="T4">s*</text:span></text:p>
          </table:table-cell>
        </table:table-row>
        <table:table-row>
          <table:table-cell table:style-name="Table4.A2" office:value-type="string">
            <text:p text:style-name="P3">500000</text:p>
          </table:table-cell>
          <table:table-cell table:style-name="Table4.A2" office:value-type="string">
            <text:p text:style-name="P7">7 <text:span text:style-name="T1">μs</text:span></text:p>
          </table:table-cell>
          <table:table-cell table:style-name="Table4.C2" office:value-type="string">
            <text:p text:style-name="P8"><text:span text:style-name="T3">56</text:span> <text:span text:style-name="T2">μ</text:span><text:span text:style-name="T1">s</text:span></text:p>
          </table:table-cell>
        </table:table-row>
        <table:table-row>
          <table:table-cell table:style-name="Table4.A2" office:value-type="string">
            <text:p text:style-name="P3">1000000</text:p>
          </table:table-cell>
          <table:table-cell table:style-name="Table4.A2" office:value-type="string">
            <text:p text:style-name="P7">8 <text:span text:style-name="T1">μs</text:span></text:p>
          </table:table-cell>
          <table:table-cell table:style-name="Table4.C2" office:value-type="string">
            <text:p text:style-name="P8"><text:span text:style-name="T3">99</text:span> <text:span text:style-name="T2">μ</text:span><text:span text:style-name="T1">s</text:span></text:p>
          </table:table-cell>
        </table:table-row>
      </table:table>
      <text:p text:style-name="P19"/>
      <text:p text:style-name="P21">*<text:span text:style-name="T3">) Programmet krasjet ved sletting av node med verdi 6 når treet bestod av 100 000 elementer (forelder-&gt;hentVenstre()-&gt;hentHoyre()-&gt;hentHoyre() (høyre er her skrevet «hoyre») var null, siden forelder-&gt;hentVenstre()-&gt;hentHoyre() var null). Jeg testet fjerning av node 6 for alle inputstørrelser, og i alle andre tilfeller fungerte dette som det skulle. For å jobbe rundt problemet, satte jeg en sjekk: if(!forelder-&gt;hentVenstre()-&gt;hentHoyre()){return;}. </text:span></text:p>
      <text:p text:style-name="P19"/>
      <text:p text:style-name="P20">Tidskomplekistet i stor-O-notasjon er som følger</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
          </table:table-cell>
          <table:table-cell table:style-name="Table5.A1" office:value-type="string">
            <text:p text:style-name="P4">Rød-svarte trær (gjennomsnitt)</text:p>
          </table:table-cell>
          <table:table-cell table:style-name="Table5.A1" office:value-type="string">
            <text:p text:style-name="P4">Rød-svarte trær (værste tilfelle)</text:p>
          </table:table-cell>
          <table:table-cell table:style-name="Table5.A1" office:value-type="string">
            <text:p text:style-name="P4">Binære søketrær (gjennomsnitt)</text:p>
          </table:table-cell>
          <table:table-cell table:style-name="Table5.E1" office:value-type="string">
            <text:p text:style-name="P4">Binære søketrær (værste tilfelle)</text:p>
          </table:table-cell>
        </table:table-row>
        <text:soft-page-break/>
        <table:table-row>
          <table:table-cell table:style-name="Table5.A2" office:value-type="string">
            <text:p text:style-name="P4">Plass</text:p>
          </table:table-cell>
          <table:table-cell table:style-name="Table5.A2" office:value-type="string">
            <text:p text:style-name="P4">O(n)</text:p>
          </table:table-cell>
          <table:table-cell table:style-name="Table5.A2" office:value-type="string">
            <text:p text:style-name="P4">O(n)</text:p>
          </table:table-cell>
          <table:table-cell table:style-name="Table5.A2" office:value-type="string">
            <text:p text:style-name="P5">O(n)</text:p>
          </table:table-cell>
          <table:table-cell table:style-name="Table5.E2" office:value-type="string">
            <text:p text:style-name="P5">O(n)</text:p>
          </table:table-cell>
        </table:table-row>
        <table:table-row>
          <table:table-cell table:style-name="Table5.A2" office:value-type="string">
            <text:p text:style-name="P4">Søking</text:p>
          </table:table-cell>
          <table:table-cell table:style-name="Table5.A2" office:value-type="string">
            <text:p text:style-name="P4">O(log n)</text:p>
          </table:table-cell>
          <table:table-cell table:style-name="Table5.A2" office:value-type="string">
            <text:p text:style-name="P4">O(log n)</text:p>
          </table:table-cell>
          <table:table-cell table:style-name="Table5.A2" office:value-type="string">
            <text:p text:style-name="P5">O(log n)</text:p>
          </table:table-cell>
          <table:table-cell table:style-name="Table5.E2" office:value-type="string">
            <text:p text:style-name="P5">O(n)</text:p>
          </table:table-cell>
        </table:table-row>
        <table:table-row>
          <table:table-cell table:style-name="Table5.A2" office:value-type="string">
            <text:p text:style-name="P4">Innsetting</text:p>
          </table:table-cell>
          <table:table-cell table:style-name="Table5.A2" office:value-type="string">
            <text:p text:style-name="P4">O(log n)</text:p>
          </table:table-cell>
          <table:table-cell table:style-name="Table5.A2" office:value-type="string">
            <text:p text:style-name="P4">O(log n)</text:p>
          </table:table-cell>
          <table:table-cell table:style-name="Table5.A2" office:value-type="string">
            <text:p text:style-name="P5">O(log n)</text:p>
          </table:table-cell>
          <table:table-cell table:style-name="Table5.E2" office:value-type="string">
            <text:p text:style-name="P5">O(n)</text:p>
          </table:table-cell>
        </table:table-row>
        <table:table-row>
          <table:table-cell table:style-name="Table5.A2" office:value-type="string">
            <text:p text:style-name="P4">Fjerning</text:p>
          </table:table-cell>
          <table:table-cell table:style-name="Table5.A2" office:value-type="string">
            <text:p text:style-name="P4">O(log n)</text:p>
          </table:table-cell>
          <table:table-cell table:style-name="Table5.A2" office:value-type="string">
            <text:p text:style-name="P4">O(log n)</text:p>
          </table:table-cell>
          <table:table-cell table:style-name="Table5.A2" office:value-type="string">
            <text:p text:style-name="P5">O(log n)</text:p>
          </table:table-cell>
          <table:table-cell table:style-name="Table5.E2" office:value-type="string">
            <text:p text:style-name="P5">O(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73in" style:writing-mode="lr-tb"/>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pperplate Gothic Light" fo:font-family="'Copperplate Gothic Light'" style:font-family-generic="swiss"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13:10:48.913063000</meta:creation-date>
    <dc:date>2015-03-19T12:01:06.011698299</dc:date>
    <meta:editing-duration>PT4H18M47S</meta:editing-duration>
    <meta:editing-cycles>22</meta:editing-cycles>
    <meta:generator>LibreOffice/4.3.6.2$FreeBSD_X86_64 LibreOffice_project/430m0$Build-2</meta:generator>
    <meta:document-statistic meta:table-count="5" meta:image-count="0" meta:object-count="0" meta:page-count="5" meta:paragraph-count="228" meta:word-count="1398" meta:character-count="7495" meta:non-whitespace-character-count="6284"/>
  </office:meta>
</office:document-meta>
</file>